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354b60" style:font-name="Ubuntu" fo:font-size="16pt" officeooo:paragraph-rsid="001d0bda" style:font-size-asian="16pt" style:font-size-complex="16pt"/>
    </style:style>
    <style:style style:name="P2" style:family="paragraph" style:parent-style-name="Standard">
      <style:text-properties fo:color="#354b60" style:font-name="Ubuntu" fo:font-size="16pt" fo:font-weight="bold" officeooo:paragraph-rsid="001d0bda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officeooo:paragraph-rsid="001d0bda"/>
    </style:style>
    <style:style style:name="P4" style:family="paragraph" style:parent-style-name="Heading_20_1" style:master-page-name="Standard">
      <style:paragraph-properties fo:text-align="center" style:justify-single-word="false" style:page-number="auto"/>
      <style:text-properties style:font-name="Ubuntu" officeooo:paragraph-rsid="001d0bda"/>
    </style:style>
    <style:style style:name="P5" style:family="paragraph" style:parent-style-name="Heading_20_2">
      <style:text-properties fo:color="#354b60" style:font-name="Ubuntu" fo:font-size="16pt" officeooo:paragraph-rsid="001d0bda" style:font-size-asian="16pt" style:font-size-complex="16pt"/>
    </style:style>
    <style:style style:name="P6" style:family="paragraph" style:parent-style-name="Heading_20_2">
      <style:text-properties fo:color="#354b60" style:font-name="Ubuntu" fo:font-size="16pt" fo:font-weight="bold" officeooo:paragraph-rsid="001d0bda" style:font-size-asian="16pt" style:font-weight-asian="bold" style:font-size-complex="16pt" style:font-weight-complex="bold"/>
    </style:style>
    <style:style style:name="P7" style:family="paragraph" style:parent-style-name="Heading_20_2">
      <style:text-properties fo:color="#000000" style:font-name="Ubuntu" fo:font-size="16pt" officeooo:paragraph-rsid="001d0bda" style:font-size-asian="16pt" style:font-size-complex="16pt"/>
    </style:style>
    <style:style style:name="P8" style:family="paragraph" style:parent-style-name="Frame_20_contents">
      <style:text-properties fo:color="#354b60" style:font-name="Ubuntu" fo:font-size="16pt" officeooo:paragraph-rsid="001d0bda" style:font-size-asian="16pt" style:font-size-complex="16pt"/>
    </style:style>
    <style:style style:name="P9" style:family="paragraph" style:parent-style-name="Frame_20_contents">
      <style:text-properties fo:color="#354b60" style:font-name="Ubuntu" fo:font-size="16pt" officeooo:paragraph-rsid="00214c2e" style:font-size-asian="16pt" style:font-size-complex="16pt"/>
    </style:style>
    <style:style style:name="P10" style:family="paragraph" style:parent-style-name="Frame_20_contents">
      <style:text-properties fo:color="#354b60" style:font-name="Ubuntu" fo:font-size="16pt" officeooo:paragraph-rsid="0027cba3" style:font-size-asian="16pt" style:font-size-complex="16pt"/>
    </style:style>
    <style:style style:name="P11" style:family="paragraph" style:parent-style-name="Frame_20_contents">
      <style:text-properties fo:color="#354b60" style:font-name="Ubuntu" fo:font-size="16pt" fo:font-weight="normal" officeooo:rsid="00214c2e" officeooo:paragraph-rsid="00263b98" style:font-size-asian="16pt" style:font-weight-asian="normal" style:font-size-complex="16pt" style:font-weight-complex="normal"/>
    </style:style>
    <style:style style:name="P12" style:family="paragraph" style:parent-style-name="Frame_20_contents">
      <style:text-properties fo:color="#354b60" style:font-name="Ubuntu" fo:font-size="16pt" fo:font-weight="normal" officeooo:rsid="00263b98" officeooo:paragraph-rsid="00263b98" style:font-size-asian="16pt" style:font-weight-asian="normal" style:font-size-complex="16pt" style:font-weight-complex="normal"/>
    </style:style>
    <style:style style:name="P13" style:family="paragraph" style:parent-style-name="Frame_20_contents">
      <style:text-properties fo:font-variant="normal" fo:text-transform="none" fo:color="#000000" style:font-name="Ubuntu" fo:font-size="12pt" fo:letter-spacing="normal" fo:font-style="normal" fo:font-weight="normal" officeooo:rsid="001e7f17" officeooo:paragraph-rsid="001d0bda"/>
    </style:style>
    <style:style style:name="P14" style:family="paragraph" style:parent-style-name="Frame_20_contents">
      <style:text-properties fo:font-variant="normal" fo:text-transform="none" fo:color="#000000" style:font-name="Ubuntu" fo:font-size="12pt" fo:letter-spacing="normal" fo:font-style="normal" fo:font-weight="normal" officeooo:paragraph-rsid="001d0bda"/>
    </style:style>
    <style:style style:name="P15" style:family="paragraph" style:parent-style-name="Frame_20_contents">
      <style:text-properties fo:font-variant="normal" fo:text-transform="none" fo:color="#000000" style:font-name="Ubuntu" fo:font-size="12pt" fo:letter-spacing="normal" fo:font-style="normal" fo:font-weight="normal" officeooo:rsid="00263b98" officeooo:paragraph-rsid="0028192a" style:font-size-asian="16pt" style:font-weight-asian="normal" style:font-size-complex="16pt" style:font-weight-complex="normal"/>
    </style:style>
    <style:style style:name="P16" style:family="paragraph" style:parent-style-name="Frame_20_contents">
      <style:text-properties style:use-window-font-color="true" style:font-name="Ubuntu" officeooo:rsid="001f9f7b" officeooo:paragraph-rsid="001d0bda"/>
    </style:style>
    <style:style style:name="T1" style:family="text">
      <style:text-properties fo:color="#96c134" fo:font-size="24pt" style:font-size-asian="24pt" style:font-size-complex="24pt"/>
    </style:style>
    <style:style style:name="T2" style:family="text">
      <style:text-properties fo:color="#96c134" fo:font-size="24pt" officeooo:rsid="001dc38b" style:font-size-asian="24pt" style:font-size-complex="24pt"/>
    </style:style>
    <style:style style:name="T3" style:family="text">
      <style:text-properties fo:font-variant="normal" fo:text-transform="none" fo:color="#000000" fo:font-size="12pt" fo:letter-spacing="normal" fo:font-style="normal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f9f7b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2026e1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7cba3"/>
    </style:style>
    <style:style style:name="T8" style:family="text">
      <style:text-properties fo:font-variant="normal" fo:text-transform="none" fo:color="#000000" fo:font-size="12pt" fo:letter-spacing="normal" fo:font-style="normal" officeooo:rsid="001f9f7b"/>
    </style:style>
    <style:style style:name="T9" style:family="text">
      <style:text-properties fo:font-variant="normal" fo:text-transform="none" fo:color="#000000" fo:font-size="12pt" fo:letter-spacing="normal" fo:font-style="normal" officeooo:rsid="00263b98"/>
    </style:style>
    <style:style style:name="T10" style:family="text">
      <style:text-properties fo:font-variant="normal" fo:text-transform="none" fo:color="#000000" fo:letter-spacing="normal" fo:font-style="normal" officeooo:rsid="001f9f7b"/>
    </style:style>
    <style:style style:name="T11" style:family="text">
      <style:text-properties fo:font-variant="normal" fo:text-transform="none" style:use-window-font-color="true" fo:font-size="12pt" fo:letter-spacing="normal" fo:font-style="normal" fo:font-weight="normal" officeooo:rsid="001f9f7b"/>
    </style:style>
    <style:style style:name="T12" style:family="text">
      <style:text-properties fo:font-variant="normal" fo:text-transform="none" style:use-window-font-color="true" fo:letter-spacing="normal" fo:font-style="normal" officeooo:rsid="001f9f7b"/>
    </style:style>
    <style:style style:name="T13" style:family="text">
      <style:text-properties fo:font-variant="normal" fo:text-transform="none" style:use-window-font-color="true" fo:letter-spacing="normal" fo:font-style="normal" fo:font-weight="bold" officeooo:rsid="001f9f7b" style:font-weight-asian="bold" style:font-weight-complex="bold"/>
    </style:style>
    <style:style style:name="T14" style:family="text">
      <style:text-properties officeooo:rsid="001e7f17"/>
    </style:style>
    <style:style style:name="T15" style:family="text">
      <style:text-properties officeooo:rsid="00209e34"/>
    </style:style>
    <style:style style:name="T16" style:family="text">
      <style:text-properties officeooo:rsid="001f9f7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7f17" style:font-style-asian="italic" style:font-style-complex="italic"/>
    </style:style>
    <style:style style:name="T19" style:family="text">
      <style:text-properties officeooo:rsid="001e7191"/>
    </style:style>
    <style:style style:name="T20" style:family="text">
      <style:text-properties officeooo:rsid="001e9703"/>
    </style:style>
    <style:style style:name="T21" style:family="text">
      <style:text-properties officeooo:rsid="002026e1"/>
    </style:style>
    <style:style style:name="T22" style:family="text">
      <style:text-properties officeooo:rsid="0027cb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C</text:span><text:span text:style-name="T1">ahier des charges</text:span></text:h>
      <text:p text:style-name="P3"/>
      <text:p text:style-name="P3"/>
      <text:h text:style-name="P7" text:outline-level="2">1 - Contexte et définition du projet</text:h>
      <text:p text:style-name="P1"/>
      <text:p text:style-name="P13"><text:span text:style-name="T17">Contexte</text:span> : <text:span text:style-name="T20">R</text:span>éalisation d’un projet tutoré en informatique dans le langage de notre choix par groupe de <text:span text:style-name="T22">6</text:span>. </text:p>
      <text:p text:style-name="P13"/>
      <text:p text:style-name="P14"><text:span text:style-name="T18">Définition du projet</text:span><text:span text:style-name="T14"> :</text:span> <text:span text:style-name="T19">Nous avons pour projet de réaliser un jeu mobile en rapport avec le coronavirus. </text:span></text:p>
      <text:p text:style-name="P14"/>
      <text:p text:style-name="P8"><text:span text:style-name="T5">Titre du jeu : ??</text:span></text:p>
      <text:p text:style-name="P8"><text:span text:style-name="T5"/></text:p>
      <text:h text:style-name="P6" text:outline-level="2"><text:span text:style-name="T10">2 - Objectif du projet</text:span></text:h>
      <text:p text:style-name="P1"><text:span text:style-name="T5"/></text:p>
      <text:p text:style-name="P16">L’objectif du projet est de créer un jeu en 2D (vue du dessus) <text:span text:style-name="T21">et de le développer </text:span>sous Android Studio <text:span text:style-name="T21">en utilisant le</text:span> langage Java <text:span text:style-name="T15">selon le modèle MVC (Model-View-Controller).</text:span></text:p>
      <text:p text:style-name="P8"><text:span text:style-name="T11">Il doit être rendu la semaine du 8 mai 2020.</text:span></text:p>
      <text:h text:style-name="P5" text:outline-level="2"><text:span text:style-name="T13">3 - Périmètre du projet</text:span></text:h>
      <text:p text:style-name="P1"><text:span text:style-name="T11"/></text:p>
      <text:p text:style-name="P14"><text:span text:style-name="T16">Notre p</text:span>ersonnage <text:span text:style-name="T16">pourra se déplacer sur une carte dont nous aurons défini la taille au préalable. C’est un médecin qui doit transporter des capsules d’hydroxychloroquine à un hôpital sans se faire contaminer par des virus.</text:span></text:p>
      <text:p text:style-name="P9"><text:span text:style-name="T5">Sur cette carte il y a des ennemis (virus) qui se déplacent et s'ils touchent le personnage, ce dernier perd des p</text:span><text:span text:style-name="T6">oints de vie</text:span><text:span text:style-name="T5">. Il y a des masques </text:span><text:span text:style-name="T6">disponibles tout le long de</text:span><text:span text:style-name="T5"> la carte qui permettent de regagner des p</text:span><text:span text:style-name="T6">oints de vie</text:span><text:span text:style-name="T5">.</text:span></text:p>
      <text:p text:style-name="P9"><text:span text:style-name="T5"/></text:p>
      <text:p text:style-name="P10"><text:span text:style-name="T5">L’</text:span><text:span text:style-name="T7">équipe projet est composée de 6 membres : Kadijétou Gassama, Jean-Idrys Fazileabasse, Nalan Ramakichenin, Nadir Oubah, Jérémy Cantal et Hugo Jolion-David.</text:span></text:p>
      <text:p text:style-name="P9"><text:span text:style-name="T5"/></text:p>
      <text:h text:style-name="P6" text:outline-level="2"><text:span text:style-name="T10">4 - Description fonctionnelle des besoins</text:span></text:h>
      <text:p text:style-name="P2"><text:span text:style-name="T10"/></text:p>
      <text:p text:style-name="P11"><text:span text:style-name="T8">Il y aura donc au moins </text:span><text:span text:style-name="T9">5</text:span><text:span text:style-name="T8"> classes : Personnage, Carte, Virus, Masque, </text:span><text:span text:style-name="T9">Vue…</text:span></text:p>
      <text:p text:style-name="P12"><text:span text:style-name="T3">Le personnage pourra se déplacer à l’aide des boutons haut, bas, gauche, droit qui seront visibles sur l’application. </text:span></text:p>
      <text:p text:style-name="P12"><text:span text:style-name="T3">Le nombre de points de vie encore disponibles seront visibles constamment à l’écran. </text:span></text:p>
      <text:p text:style-name="P12"><text:span text:style-name="T3">Le jeu s’arrête quand le personnage n’a plus de points de vie (retour à l’écran d’accueil avec un message « Perdu » et le joueur peut à nouveau tenter sa chance) ou bien il est arrivé à la fin de la partie (c’est à dire qu’il a rejoint l’hôpital) : un message de succès s’affiche alors à l’écran. Retour à la page d’accueil. </text:span></text:p>
      <text:p text:style-name="P12"><text:span text:style-name="T3"/></text:p>
      <text:p text:style-name="P15"><text:span text:style-name="T19">Le jeu est simple d’utilisation et ne comporte qu’un seul niveau. Un seul joueur à la fois pourra jouer. </text:span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tserrat ExtraBold" svg:font-family="'Montserrat ExtraBold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44:00.244048537</meta:creation-date>
    <dc:date>2020-05-19T16:04:22.753432190</dc:date>
    <meta:editing-duration>PT20M1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34" meta:character-count="1901" meta:non-whitespace-character-count="1579"/>
  </office:meta>
</office:document-meta>
</file>